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368b" officeooo:paragraph-rsid="001c36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368b" officeooo:paragraph-rsid="001c368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368b" officeooo:paragraph-rsid="001c368b" fo:background-color="#e8f2a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368b"/>
    </style:style>
    <style:style style:name="P5" style:family="paragraph" style:parent-style-name="Standard">
      <style:paragraph-properties fo:text-align="start" style:justify-single-word="false"/>
      <style:text-properties officeooo:paragraph-rsid="001d2b1c"/>
    </style:style>
    <style:style style:name="P6" style:family="paragraph" style:parent-style-name="Standard">
      <style:paragraph-properties fo:text-align="start" style:justify-single-word="false"/>
      <style:text-properties officeooo:paragraph-rsid="00204c8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68b" officeooo:paragraph-rsid="001c368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368b" officeooo:paragraph-rsid="001c368b" fo:background-color="#ddddd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2b1c" officeooo:paragraph-rsid="001d2b1c" fo:background-color="#ff800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2090" officeooo:paragraph-rsid="00222090" fo:background-color="#e8f2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368b" officeooo:paragraph-rsid="001c368b" fo:background-color="#e8f2a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368b" officeooo:paragraph-rsid="001c368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36e24"/>
    </style:style>
    <style:style style:name="P14" style:family="paragraph" style:parent-style-name="Standard">
      <style:paragraph-properties fo:text-align="start" style:justify-single-word="false"/>
      <style:text-properties officeooo:paragraph-rsid="00204c8c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68b" officeooo:paragraph-rsid="00236e2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236e24" fo:background-color="#e8f2a1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236e24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fo:font-weight="normal" officeooo:rsid="001c368b" officeooo:paragraph-rsid="00236e24" fo:background-color="#ff800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fo:font-weight="normal" officeooo:rsid="001c368b" officeooo:paragraph-rsid="001c368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1c368b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d2b1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04c8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36e24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1d2b1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e7cf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1d2b1c"/>
    </style:style>
    <style:style style:name="T8" style:family="text">
      <style:text-properties style:text-underline-style="solid" style:text-underline-width="auto" style:text-underline-color="font-color" officeooo:rsid="001e7cf0"/>
    </style:style>
    <style:style style:name="T9" style:family="text">
      <style:text-properties fo:color="#c9211e"/>
    </style:style>
    <style:style style:name="T10" style:family="text">
      <style:text-properties fo:color="#c9211e" fo:font-weight="normal" officeooo:rsid="001c368b" style:font-weight-asian="normal" style:font-weight-complex="normal"/>
    </style:style>
    <style:style style:name="T11" style:family="text">
      <style:text-properties fo:color="#c9211e" fo:font-weight="normal" officeooo:rsid="00204c8c" style:font-weight-asian="normal" style:font-weight-complex="normal"/>
    </style:style>
    <style:style style:name="T12" style:family="text">
      <style:text-properties fo:color="#c9211e" fo:font-weight="bold" officeooo:rsid="00204c8c" style:font-weight-asian="bold" style:font-weight-complex="bold"/>
    </style:style>
    <style:style style:name="T13" style:family="text">
      <style:text-properties fo:font-weight="normal" officeooo:rsid="001c368b" style:font-weight-asian="normal" style:font-weight-complex="normal"/>
    </style:style>
    <style:style style:name="T14" style:family="text">
      <style:text-properties fo:font-weight="normal" officeooo:rsid="001d2b1c" style:font-weight-asian="normal" style:font-weight-complex="normal"/>
    </style:style>
    <style:style style:name="T15" style:family="text">
      <style:text-properties fo:font-weight="normal" officeooo:rsid="00204c8c" style:font-weight-asian="normal" style:font-weight-complex="normal"/>
    </style:style>
    <style:style style:name="T16" style:family="text">
      <style:text-properties fo:font-weight="normal" officeooo:rsid="00222090" style:font-weight-asian="normal" style:font-weight-complex="normal"/>
    </style:style>
    <style:style style:name="T17" style:family="text">
      <style:text-properties fo:font-weight="normal" officeooo:rsid="00236e24" style:font-weight-asian="normal" style:font-weight-complex="normal"/>
    </style:style>
    <style:style style:name="T18" style:family="text">
      <style:text-properties fo:font-weight="normal" officeooo:rsid="00237996" style:font-weight-asian="normal" style:font-weight-complex="normal"/>
    </style:style>
    <style:style style:name="T19" style:family="text">
      <style:text-properties officeooo:rsid="001d2b1c"/>
    </style:style>
    <style:style style:name="T20" style:family="text">
      <style:text-properties officeooo:rsid="00236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CD – règles de gestion</text:p>
      <text:p text:style-name="P1"/>
      <text:p text:style-name="P7">A – relation user / booking</text:p>
      <text:p text:style-name="P4"><text:span text:style-name="T13">1. Un utilisateur peut effectuer 1 ou </text:span><text:span text:style-name="T11">N</text:span><text:span text:style-name="T13"> booking.</text:span></text:p>
      <text:p text:style-name="P2">2. Un booking peut être effectué par <text:span text:style-name="T9">1</text:span> seul et unique utilisateur.</text:p>
      <text:p text:style-name="P3">=&gt; Relation 1-n</text:p>
      <text:p text:style-name="P2"/>
      <text:p text:style-name="P7">B – relation booking / cottage</text:p>
      <text:p text:style-name="P4"><text:span text:style-name="T13">1. Un booking concerne </text:span><text:span text:style-name="T10">1</text:span><text:span text:style-name="T13"> seul cottage.</text:span></text:p>
      <text:p text:style-name="P4"><text:span text:style-name="T13">2. Un cottage peut être concerné par 0 ou </text:span><text:span text:style-name="T11">N</text:span><text:span text:style-name="T13"> booking.</text:span></text:p>
      <text:p text:style-name="P3">=&gt; Relation 1-n</text:p>
      <text:p text:style-name="P3"/>
      <text:p text:style-name="P15">B – <text:span text:style-name="T20">user</text:span> / cottage</text:p>
      <text:p text:style-name="P13"><text:span text:style-name="T13">1. Un </text:span><text:span text:style-name="T17">utilisateur</text:span><text:span text:style-name="T13"> </text:span><text:span text:style-name="T17">possède</text:span><text:span text:style-name="T13"> </text:span><text:span text:style-name="T10">1</text:span><text:span text:style-name="T13"> </text:span><text:span text:style-name="T17">ou n </text:span><text:span text:style-name="T13">cottage.</text:span></text:p>
      <text:p text:style-name="P13"><text:span text:style-name="T13">2. Un cottage </text:span><text:span text:style-name="T17">possède 1 seul et unique utilisateur</text:span><text:span text:style-name="T13">.</text:span></text:p>
      <text:p text:style-name="P16"><text:span text:style-name="T13">=&gt; Relation 1-n</text:span></text:p>
      <text:p text:style-name="P9"/>
      <text:p text:style-name="P6"><text:span text:style-name="T3">D</text:span><text:span text:style-name="T1"> – </text:span><text:span text:style-name="T4">optional</text:span><text:span text:style-name="T2"> / book</text:span><text:span text:style-name="T3">ing</text:span></text:p>
      <text:p text:style-name="P6"><text:span text:style-name="T13">1. </text:span><text:span text:style-name="T15">Un</text:span><text:span text:style-name="T17">e option</text:span><text:span text:style-name="T15"> peut être </text:span><text:span text:style-name="T16">compris</text:span><text:span text:style-name="T17">e</text:span><text:span text:style-name="T16"> dans</text:span><text:span text:style-name="T15"> 0 </text:span><text:span text:style-name="T16">ou</text:span><text:span text:style-name="T15"> </text:span><text:span text:style-name="T12">N</text:span><text:span text:style-name="T15"> booking.</text:span></text:p>
      <text:p text:style-name="P6"><text:span text:style-name="T15">2. Un booking peut </text:span><text:span text:style-name="T16">comprendre</text:span><text:span text:style-name="T15"> 0 ou </text:span><text:span text:style-name="T12">1</text:span><text:span text:style-name="T15"> </text:span><text:span text:style-name="T18">option</text:span></text:p>
      <text:p text:style-name="P10">=&gt; Relation 1-n</text:p>
      <text:p text:style-name="P2"/>
      <text:p text:style-name="P2"/>
      <text:p text:style-name="P17"><text:span text:style-name="T4">E</text:span><text:span text:style-name="T1"> – relation </text:span><text:span text:style-name="T2">cottage / booked_date</text:span></text:p>
      <text:p text:style-name="P17"><text:span text:style-name="T13">1. Un </text:span><text:span text:style-name="T14">cottage</text:span><text:span text:style-name="T13"> </text:span><text:span text:style-name="T14">peut être concerné par 0 ou </text:span><text:span text:style-name="T12">N</text:span><text:span text:style-name="T14"> booked_date</text:span><text:span text:style-name="T13">.</text:span></text:p>
      <text:p text:style-name="P17"><text:span text:style-name="T13">2. Un</text:span><text:span text:style-name="T14">e booked_date concerne 1 ou </text:span><text:span text:style-name="T12">N</text:span><text:span text:style-name="T13"> cottage.</text:span></text:p>
      <text:p text:style-name="P18">=&gt; Relation <text:span text:style-name="T19">n-m : création d’une table intermédiaire « </text:span><text:span text:style-name="T7">cottage_</text:span><text:span text:style-name="T8">has</text:span><text:span text:style-name="T7">_booked_date</text:span><text:span text:style-name="T19"> »</text:span></text:p>
      <text:p text:style-name="P19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0:19:15.959475234</meta:creation-date>
    <dc:date>2022-07-28T22:05:17.286918186</dc:date>
    <meta:editing-duration>PT16M1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45" meta:character-count="785" meta:non-whitespace-character-count="655"/>
  </office:meta>
</office:document-meta>
</file>